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istributed Training</text:p>
      <text:p text:style-name="Text_20_body">Important</text:p>
      <text:p text:style-name="Text_20_body">Distributed training for CPU backend is not supported. Distributed training support is provided only with the Intel® Nervana™ Neural Network Processor for Training (NNP-T).</text:p>
      <text:p text:style-name="Text_20_body">data_ingest.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tributed Training</dc:title>
  </office:meta>
</office:document-meta>
</file>